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8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9.18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3.268cm"/>
    </style:style>
    <style:style style:name="co12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0.452cm"/>
    </style:style>
    <style:style style:name="ro2" style:family="table-row">
      <style:table-row-properties style:row-height="2.155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6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3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007826" style:text-align-source="fix" style:repeat-content="false" fo:border="0.74pt solid #000000" style:vertical-align="middle"/>
      <style:paragraph-properties fo:text-align="center" fo:margin-left="0cm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2"/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007826" style:text-align-source="fix" style:repeat-content="false" fo:border="0.74pt solid #000000" style:vertical-align="middle"/>
      <style:paragraph-properties fo:text-align="center" fo:margin-left="0cm"/>
      <style:text-properties fo:color="#ffff00" fo:font-weight="bold" style:font-weight-asian="bold" style:font-weight-complex="bold"/>
    </style:style>
    <style:style style:name="ce74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0" style:family="table-cell" style:parent-style-name="Default" style:data-style-name="N112"/>
  </office:automatic-styles>
  <office:body>
    <office:spreadsheet>
      <table:calculation-settings table:automatic-find-labels="false" table:use-regular-expressions="false"/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</table:table>
      <table:table table:name="Ajit-Additions" table:style-name="ta1">
        <table:table-column table:style-name="co1" table:default-cell-style-name="Default"/>
        <table:table-column table:style-name="co1" table:default-cell-style-name="ce41"/>
        <table:table-column table:style-name="co1" table:default-cell-style-name="ce44"/>
        <table:table-column table:style-name="co3" table:default-cell-style-name="Default"/>
        <table:table-column table:style-name="co4" table:default-cell-style-name="ce41"/>
        <table:table-column table:style-name="co1" table:number-columns-repeated="3" table:default-cell-style-name="ce41"/>
        <table:table-column table:style-name="co1" table:number-columns-repeated="8" table:default-cell-style-name="Default"/>
        <table:table-row table:style-name="ro2">
          <table:table-cell table:style-name="ce40" office:value-type="string" calcext:value-type="string">
            <text:p>Opcode</text:p>
          </table:table-cell>
          <table:table-cell table:style-name="ce40" office:value-type="string" calcext:value-type="string">
            <text:p>Field that will use the value in next column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Operation</text:p>
          </table:table-cell>
          <table:table-cell table:style-name="ce40" office:value-type="string" calcext:value-type="string">
            <text:p>Insn_Category</text:p>
          </table:table-cell>
          <table:table-cell table:style-name="ce40" office:value-type="string" calcext:value-type="string">
            <text:p>Format Index</text:p>
          </table:table-cell>
          <table:table-cell table:style-name="ce40" office:value-type="string" calcext:value-type="string">
            <text:p>Processing Status</text:p>
          </table:table-cell>
          <table:table-cell table:style-name="ce40" office:value-type="string" calcext:value-type="string">
            <text:p>Privilege</text:p>
            <text:p>(0 – no, 1 – yes, 2 – if ref’d ASR is privilege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style-name="ce44"/>
          <table:table-cell/>
          <table:table-cell table:style-name="ce41" table:number-columns-repeated="4"/>
        </table:table-row>
        <table:table-row table:style-name="ro1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41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41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41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41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41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41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parc-Insn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53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ce41"/>
        <table:table-column table:style-name="co1" table:default-cell-style-name="Default"/>
        <table:table-column table:style-name="co1" table:default-cell-style-name="ce53"/>
        <table:table-column table:style-name="co1" table:number-columns-repeated="2" table:default-cell-style-name="ce64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4" table:default-cell-style-name="Default"/>
        <table:table-row table:style-name="ro3">
          <table:table-cell table:style-name="ce45" office:value-type="string" calcext:value-type="string">
            <text:p>Opcode</text:p>
          </table:table-cell>
          <table:table-cell table:style-name="ce45" office:value-type="string" calcext:value-type="string">
            <text:p>Format type</text:p>
          </table:table-cell>
          <table:table-cell table:style-name="ce45" office:value-type="string" calcext:value-type="string">
            <text:p>Format Value</text:p>
          </table:table-cell>
          <table:table-cell table:style-name="ce45" office:value-type="string" calcext:value-type="string">
            <text:p>Other field</text:p>
          </table:table-cell>
          <table:table-cell table:style-name="ce45" office:value-type="string" calcext:value-type="string">
            <text:p>Value</text:p>
          </table:table-cell>
          <table:table-cell table:style-name="ce45" office:value-type="string" calcext:value-type="string">
            <text:p>Operation</text:p>
          </table:table-cell>
          <table:table-cell table:style-name="ce52" office:value-type="string" calcext:value-type="string">
            <text:p>Sparc V8 Manual main description page</text:p>
          </table:table-cell>
          <table:table-cell table:style-name="ce52" office:value-type="string" calcext:value-type="string">
            <text:p>Sparc V8 Manual main description Chapter reference</text:p>
          </table:table-cell>
          <table:table-cell table:style-name="ce45" office:value-type="string" calcext:value-type="string">
            <text:p>Insn Category</text:p>
          </table:table-cell>
          <table:table-cell table:style-name="ce45" office:value-type="string" calcext:value-type="string">
            <text:p>Insn Category Index</text:p>
          </table:table-cell>
          <table:table-cell table:style-name="ce45" office:value-type="string" calcext:value-type="string">
            <text:p>Format Index</text:p>
          </table:table-cell>
          <table:table-cell table:style-name="ce40" office:value-type="string" calcext:value-type="string">
            <text:p>Processing Status</text:p>
          </table:table-cell>
          <table:table-cell table:style-name="ce40" office:value-type="string" calcext:value-type="string">
            <text:p>Privilege</text:p>
          </table:table-cell>
          <table:table-cell table:style-name="ce45" office:value-type="string" calcext:value-type="string">
            <text:p>Notes</text:p>
          </table:table-cell>
          <table:table-cell table:style-name="ce52" office:value-type="string" calcext:value-type="string">
            <text:p>Register Type, if any</text:p>
          </table:table-cell>
          <table:table-cell table:style-name="ce45" office:value-type="string" calcext:value-type="string">
            <text:p>ASM Rator Syntax</text:p>
          </table:table-cell>
          <table:table-cell table:style-name="ce45" office:value-type="string" calcext:value-type="string">
            <text:p>Num Args</text:p>
          </table:table-cell>
          <table:table-cell table:style-name="ce70" office:value-type="string" calcext:value-type="string">
            <text:p>ASM Arg 1</text:p>
          </table:table-cell>
          <table:table-cell table:style-name="ce70" office:value-type="string" calcext:value-type="string">
            <text:p>ASM Arg 2</text:p>
          </table:table-cell>
          <table:table-cell table:style-name="ce70" office:value-type="string" calcext:value-type="string">
            <text:p>ASM Arg 3</text:p>
          </table:table-cell>
          <table:table-cell table:style-name="ce70" office:value-type="string" calcext:value-type="string">
            <text:p>ASM Arg 4</text:p>
          </table:table-cell>
          <table:table-cell table:style-name="ce70" office:value-type="string" calcext:value-type="string">
            <text:p>END</text:p>
          </table:table-cell>
          <table:table-cell table:style-name="ce70" table:number-columns-repeated="1002"/>
        </table:table-row>
        <table:table-row table:style-name="ro1">
          <table:table-cell office:value-type="string" calcext:value-type="string">
            <text:p>LDS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" calcext:value-type="float">
            <text:p>001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" calcext:value-type="float">
            <text:p>00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" calcext:value-type="float">
            <text:p>0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" calcext:value-type="float">
            <text:p>0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0" calcext:value-type="float">
            <text:p>0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" calcext:value-type="float">
            <text:p>0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B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1" calcext:value-type="float">
            <text:p>011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" calcext:value-type="float">
            <text:p>0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" calcext:value-type="float">
            <text:p>01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" calcext:value-type="float">
            <text:p>01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" calcext:value-type="float">
            <text:p>01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" calcext:value-type="float">
            <text:p>01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0" calcext:value-type="float">
            <text:p>1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1" calcext:value-type="float">
            <text:p>1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1" calcext:value-type="float">
            <text:p>1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0" calcext:value-type="float">
            <text:p>11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11" calcext:value-type="float">
            <text:p>11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SR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1" calcext:value-type="float">
            <text:p>11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" calcext:value-type="float">
            <text:p>0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" calcext:value-type="float">
            <text:p>0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" calcext:value-type="float">
            <text:p>0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" calcext:value-type="float">
            <text:p>0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1" calcext:value-type="float">
            <text:p>01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0" calcext:value-type="float">
            <text:p>01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0" calcext:value-type="float">
            <text:p>01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A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1" calcext:value-type="float">
            <text:p>01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0" calcext:value-type="float">
            <text:p>1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1" calcext:value-type="float">
            <text:p>1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1" calcext:value-type="float">
            <text:p>1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Q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0" calcext:value-type="float">
            <text:p>1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0" calcext:value-type="float">
            <text:p>11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1" calcext:value-type="float">
            <text:p>11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1" calcext:value-type="float">
            <text:p>11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Q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0" calcext:value-type="float">
            <text:p>11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" calcext:value-type="float">
            <text:p>001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A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1" calcext:value-type="float">
            <text:p>011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AP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" calcext:value-type="float">
            <text:p>00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APA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1" calcext:value-type="float">
            <text:p>01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THI</text:p>
          </table:table-cell>
          <table:table-cell table:style-name="ce41" office:value-type="string" calcext:value-type="string">
            <text:p>op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P</text:p>
          </table:table-cell>
          <table:table-cell table:style-name="ce41" office:value-type="string" calcext:value-type="string">
            <text:p>op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" calcext:value-type="float">
            <text:p>0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" calcext:value-type="float">
            <text:p>01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" calcext:value-type="float">
            <text:p>0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1" calcext:value-type="float">
            <text:p>01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" calcext:value-type="float">
            <text:p>0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" calcext:value-type="float">
            <text:p>01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" calcext:value-type="float">
            <text:p>0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0" calcext:value-type="float">
            <text:p>01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" calcext:value-type="float">
            <text:p>0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" calcext:value-type="float">
            <text:p>01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" calcext:value-type="float">
            <text:p>0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1" calcext:value-type="float">
            <text:p>01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L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1" calcext:value-type="float">
            <text:p>1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0" calcext:value-type="float">
            <text:p>1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1" calcext:value-type="float">
            <text:p>1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0" calcext:value-type="float">
            <text:p>0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" calcext:value-type="float">
            <text:p>01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" calcext:value-type="float">
            <text:p>00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" calcext:value-type="float">
            <text:p>01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0" calcext:value-type="float">
            <text:p>1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T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0" calcext:value-type="float">
            <text:p>1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" calcext:value-type="float">
            <text:p>0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0" calcext:value-type="float">
            <text:p>01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" calcext:value-type="float">
            <text:p>00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" calcext:value-type="float">
            <text:p>01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1" calcext:value-type="float">
            <text:p>1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T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1" calcext:value-type="float">
            <text:p>1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ULS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0" calcext:value-type="float">
            <text:p>1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" calcext:value-type="float">
            <text:p>00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" calcext:value-type="float">
            <text:p>00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" calcext:value-type="float">
            <text:p>0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" calcext:value-type="float">
            <text:p>01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" calcext:value-type="float">
            <text:p>001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" calcext:value-type="float">
            <text:p>00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" calcext:value-type="float">
            <text:p>011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1" calcext:value-type="float">
            <text:p>01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AVE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0" calcext:value-type="float">
            <text:p>11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STORE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1" calcext:value-type="float">
            <text:p>111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E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CC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C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PO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E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VC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V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N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O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ALL</text:p>
          </table:table-cell>
          <table:table-cell table:style-name="ce41" office:value-type="string" calcext:value-type="string">
            <text:p>op</text:p>
          </table:table-cell>
          <table:table-cell table:style-name="ce51" office:value-type="float" office:value="1" calcext:value-type="float">
            <text:p>01</text:p>
          </table:table-cell>
          <table:table-cell table:style-name="ce51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MP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0" calcext:value-type="float">
            <text:p>11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TT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1" calcext:value-type="float">
            <text:p>111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U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U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C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PO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G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C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Y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00" calcext:value-type="float">
            <text:p>101000</text:p>
          </table:table-cell>
          <table:table-cell table:style-name="ce44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ASR‡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00" calcext:value-type="float">
            <text:p>101000</text:p>
          </table:table-cell>
          <table:table-cell table:style-name="ce44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ASR‡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00" calcext:value-type="float">
            <text:p>101000</text:p>
          </table:table-cell>
          <table:table-cell table:style-name="ce44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PSR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01" calcext:value-type="float">
            <text:p>101001</text:p>
          </table:table-cell>
          <table:table-cell table:style-name="ce44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4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WIM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10" calcext:value-type="float">
            <text:p>101010</text:p>
          </table:table-cell>
          <table:table-cell table:style-name="ce44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4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TBR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11" calcext:value-type="float">
            <text:p>101011</text:p>
          </table:table-cell>
          <table:table-cell table:style-name="ce44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Y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00" calcext:value-type="float">
            <text:p>110000</text:p>
          </table:table-cell>
          <table:table-cell table:style-name="ce44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ASR‡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00" calcext:value-type="float">
            <text:p>110000</text:p>
          </table:table-cell>
          <table:table-cell table:style-name="ce44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ASR‡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00" calcext:value-type="float">
            <text:p>110000</text:p>
          </table:table-cell>
          <table:table-cell table:style-name="ce44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PSR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01" calcext:value-type="float">
            <text:p>110001</text:p>
          </table:table-cell>
          <table:table-cell table:style-name="ce44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4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WIM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10" calcext:value-type="float">
            <text:p>110010</text:p>
          </table:table-cell>
          <table:table-cell table:style-name="ce44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4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TBR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011" calcext:value-type="float">
            <text:p>110011</text:p>
          </table:table-cell>
          <table:table-cell table:style-name="ce44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41" office:value-type="string" calcext:value-type="string">
            <text:p>State Regist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AR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01000" calcext:value-type="float">
            <text:p>101000</text:p>
          </table:table-cell>
          <table:table-cell table:style-name="ce44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NIMP</text:p>
          </table:table-cell>
          <table:table-cell table:style-name="ce41" office:value-type="string" calcext:value-type="string">
            <text:p>op2</text:p>
          </table:table-cell>
          <table:table-cell table:style-name="ce41" office:value-type="float" office:value="0" calcext:value-type="float">
            <text:p>0</text:p>
          </table:table-cell>
          <table:table-cell table:style-name="ce44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USH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1011" calcext:value-type="float">
            <text:p>11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i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i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i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OV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NEG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BS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MUL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MUL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0" calcext:value-type="float">
            <text:p>110100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s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d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q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0101" calcext:value-type="float">
            <text:p>110101</text:p>
          </table:table-cell>
          <table:table-cell table:style-name="ce41" office:value-type="string" calcext:value-type="string">
            <text:p>opf</text:p>
          </table:table-cell>
          <table:table-cell table:style-name="ce4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41" office:value-type="string" calcext:value-type="string">
            <text:p>Floating Point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table:style-name="ce48" office:value-type="string" calcext:value-type="string">
            <text:p>CPop1</text:p>
          </table:table-cell>
          <table:table-cell table:style-name="ce49" office:value-type="string" calcext:value-type="string">
            <text:p>op3</text:p>
          </table:table-cell>
          <table:table-cell table:style-name="ce49" office:value-type="float" office:value="110110" calcext:value-type="float">
            <text:p>110110</text:p>
          </table:table-cell>
          <table:table-cell table:style-name="ce49" office:value-type="string" calcext:value-type="string">
            <text:p>opc</text:p>
          </table:table-cell>
          <table:table-cell table:style-name="ce49"/>
          <table:table-cell table:style-name="ce48" office:value-type="string" calcext:value-type="string">
            <text:p>Coprocessor Operate</text:p>
          </table:table-cell>
          <table:table-cell table:style-name="ce59" office:value-type="float" office:value="149" calcext:value-type="float">
            <text:p>149</text:p>
          </table:table-cell>
          <table:table-cell table:style-name="ce59" office:value-type="string" calcext:value-type="string">
            <text:p>B34</text:p>
          </table:table-cell>
          <table:table-cell table:style-name="ce49" office:value-type="string" calcext:value-type="string">
            <text:p>Coprocessor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Opc: coproc specific</text:p>
          </table:table-cell>
          <table:table-cell table:style-name="ce63" office:value-type="string" calcext:value-type="string">
            <text:p>cccc</text:p>
          </table:table-cell>
          <table:table-cell table:style-name="ce69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opc</text:p>
          </table:table-cell>
          <table:table-cell table:style-name="ce48" office:value-type="string" calcext:value-type="string">
            <text:p>cprs1</text:p>
          </table:table-cell>
          <table:table-cell table:style-name="ce48" office:value-type="string" calcext:value-type="string">
            <text:p>cprs2</text:p>
          </table:table-cell>
          <table:table-cell table:style-name="ce48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table:style-name="ce48" office:value-type="string" calcext:value-type="string">
            <text:p>CPop2</text:p>
          </table:table-cell>
          <table:table-cell table:style-name="ce49" office:value-type="string" calcext:value-type="string">
            <text:p>op3</text:p>
          </table:table-cell>
          <table:table-cell table:style-name="ce49" office:value-type="float" office:value="110111" calcext:value-type="float">
            <text:p>110111</text:p>
          </table:table-cell>
          <table:table-cell table:style-name="ce49" office:value-type="string" calcext:value-type="string">
            <text:p>opc</text:p>
          </table:table-cell>
          <table:table-cell table:style-name="ce49"/>
          <table:table-cell table:style-name="ce48" office:value-type="string" calcext:value-type="string">
            <text:p>Coprocessor Operate</text:p>
          </table:table-cell>
          <table:table-cell table:style-name="ce59" office:value-type="float" office:value="149" calcext:value-type="float">
            <text:p>149</text:p>
          </table:table-cell>
          <table:table-cell table:style-name="ce59" office:value-type="string" calcext:value-type="string">
            <text:p>B34</text:p>
          </table:table-cell>
          <table:table-cell table:style-name="ce49" office:value-type="string" calcext:value-type="string">
            <text:p>Coprocessor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Opc: coproc specific</text:p>
          </table:table-cell>
          <table:table-cell table:style-name="ce63" office:value-type="string" calcext:value-type="string">
            <text:p>cccc</text:p>
          </table:table-cell>
          <table:table-cell table:style-name="ce69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opc</text:p>
          </table:table-cell>
          <table:table-cell table:style-name="ce48" office:value-type="string" calcext:value-type="string">
            <text:p>cprs1</text:p>
          </table:table-cell>
          <table:table-cell table:style-name="ce48" office:value-type="string" calcext:value-type="string">
            <text:p>cprs2</text:p>
          </table:table-cell>
          <table:table-cell table:style-name="ce48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" calcext:value-type="float">
            <text:p>001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" calcext:value-type="float">
            <text:p>00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" calcext:value-type="float">
            <text:p>0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" calcext:value-type="float">
            <text:p>0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0" calcext:value-type="float">
            <text:p>0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" calcext:value-type="float">
            <text:p>0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0" calcext:value-type="float">
            <text:p>1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1" calcext:value-type="float">
            <text:p>1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1" calcext:value-type="float">
            <text:p>1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0" calcext:value-type="float">
            <text:p>11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11" calcext:value-type="float">
            <text:p>11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SR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1" calcext:value-type="float">
            <text:p>11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" calcext:value-type="float">
            <text:p>0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" calcext:value-type="float">
            <text:p>0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" calcext:value-type="float">
            <text:p>0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" calcext:value-type="float">
            <text:p>0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0" calcext:value-type="float">
            <text:p>1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1" calcext:value-type="float">
            <text:p>1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1" calcext:value-type="float">
            <text:p>1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Q 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0" calcext:value-type="float">
            <text:p>1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0" calcext:value-type="float">
            <text:p>11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1" calcext:value-type="float">
            <text:p>11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S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1" calcext:value-type="float">
            <text:p>11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Q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0" calcext:value-type="float">
            <text:p>11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" calcext:value-type="float">
            <text:p>001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" calcext:value-type="float">
            <text:p>0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" calcext:value-type="float">
            <text:p>01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" calcext:value-type="float">
            <text:p>0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1" calcext:value-type="float">
            <text:p>01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" calcext:value-type="float">
            <text:p>0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" calcext:value-type="float">
            <text:p>01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" calcext:value-type="float">
            <text:p>0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0" calcext:value-type="float">
            <text:p>01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" calcext:value-type="float">
            <text:p>0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" calcext:value-type="float">
            <text:p>01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" calcext:value-type="float">
            <text:p>0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1" calcext:value-type="float">
            <text:p>01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L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1" calcext:value-type="float">
            <text:p>100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0" calcext:value-type="float">
            <text:p>100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A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11" calcext:value-type="float">
            <text:p>100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0" calcext:value-type="float">
            <text:p>0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" calcext:value-type="float">
            <text:p>01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" calcext:value-type="float">
            <text:p>00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0" calcext:value-type="float">
            <text:p>01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0" calcext:value-type="float">
            <text:p>100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T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0" calcext:value-type="float">
            <text:p>100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" calcext:value-type="float">
            <text:p>0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0" calcext:value-type="float">
            <text:p>01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0" calcext:value-type="float">
            <text:p>00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" calcext:value-type="float">
            <text:p>01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01" calcext:value-type="float">
            <text:p>100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T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011" calcext:value-type="float">
            <text:p>100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ULS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0100" calcext:value-type="float">
            <text:p>100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0" calcext:value-type="float">
            <text:p>00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011" calcext:value-type="float">
            <text:p>00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0" calcext:value-type="float">
            <text:p>0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011" calcext:value-type="float">
            <text:p>01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" calcext:value-type="float">
            <text:p>001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" calcext:value-type="float">
            <text:p>00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" calcext:value-type="float">
            <text:p>0111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cc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1" calcext:value-type="float">
            <text:p>0111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AVE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0" calcext:value-type="float">
            <text:p>1111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STORE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101" calcext:value-type="float">
            <text:p>1111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41" office:value-type="string" calcext:value-type="string">
            <text:p>Integer Arith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G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LE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CC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C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PO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NE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VC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BVS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L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G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N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52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G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ULE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FBO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A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N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0" calcext:value-type="float">
            <text:p>00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" calcext:value-type="float">
            <text:p>0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" calcext:value-type="float">
            <text:p>0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" calcext:value-type="float">
            <text:p>0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" calcext:value-type="float">
            <text:p>0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" calcext:value-type="float">
            <text:p>0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" calcext:value-type="float">
            <text:p>0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1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" calcext:value-type="float">
            <text:p>0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01" calcext:value-type="float">
            <text:p>10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0" calcext:value-type="float">
            <text:p>10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011" calcext:value-type="float">
            <text:p>10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2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0" calcext:value-type="float">
            <text:p>110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3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0" calcext:value-type="float">
            <text:p>11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CB012</text:p>
          </table:table-cell>
          <table:table-cell table:style-name="ce41" office:value-type="string" calcext:value-type="string">
            <text:p>op2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MPL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0" calcext:value-type="float">
            <text:p>11100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TT</text:p>
          </table:table-cell>
          <table:table-cell table:style-name="ce41" office:value-type="string" calcext:value-type="string">
            <text:p>op3</text:p>
          </table:table-cell>
          <table:table-cell table:style-name="ce44" office:value-type="float" office:value="111001" calcext:value-type="float">
            <text:p>11100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E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U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U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C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PO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G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C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S</text:p>
          </table:table-cell>
          <table:table-cell table:style-name="ce41" office:value-type="string" calcext:value-type="string">
            <text:p>op3</text:p>
          </table:table-cell>
          <table:table-cell table:style-name="ce50" office:value-type="float" office:value="111010" calcext:value-type="float">
            <text:p>111010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41" office:value-type="string" calcext:value-type="string">
            <text:p>Control Transf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USH</text:p>
          </table:table-cell>
          <table:table-cell table:style-name="ce41" office:value-type="string" calcext:value-type="string">
            <text:p>op3</text:p>
          </table:table-cell>
          <table:table-cell table:style-name="ce41" office:value-type="float" office:value="111011" calcext:value-type="float">
            <text:p>111011</text:p>
          </table:table-cell>
          <table:table-cell table:style-name="ce44" office:value-type="string" calcext:value-type="string">
            <text:p>i</text:p>
          </table:table-cell>
          <table:table-cell table:style-name="ce44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41" office:value-type="string" calcext:value-type="string">
            <text:p>Load/Stor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59" table:number-columns-repeated="2"/>
          <table:table-cell table:number-columns-repeated="1016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c-Formats-Pg-44" table:style-name="ta1">
        <table:table-column table:style-name="co1" table:default-cell-style-name="ce72"/>
        <table:table-column table:style-name="co2" table:number-columns-repeated="2" table:default-cell-style-name="ce74"/>
        <table:table-column table:style-name="co2" table:number-columns-repeated="30" table:default-cell-style-name="ce72"/>
        <table:table-column table:style-name="co13" table:number-columns-repeated="2" table:default-cell-style-name="Default"/>
        <table:table-column table:style-name="co1" table:number-columns-repeated="29" table:default-cell-style-name="ce53"/>
        <table:table-row table:style-name="ro1">
          <table:table-cell table:style-name="ce71" office:value-type="string" calcext:value-type="string" table:number-columns-spanned="1" table:number-rows-spanned="3">
            <text:p>Format 1</text:p>
            <text:p>CALL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3" table:number-rows-spanned="3">
            <text:p>30 bit value is a PC relative word displacement. In other words:</text:p>
            <text:p>Destination Address = PC + (4 x disp30)</text:p>
          </table:table-cell>
          <table:covered-table-cell table:number-columns-repeated="2"/>
          <table:table-cell table:number-columns-repeated="27"/>
        </table:table-row>
        <table:table-row table:style-name="ro1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office:value-type="string" calcext:value-type="string" table:number-columns-spanned="30" table:number-rows-spanned="1">
            <text:p>disp30</text:p>
          </table:table-cell>
          <table:covered-table-cell table:number-columns-repeated="29"/>
          <table:table-cell/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op1</text:p>
          </table:table-cell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table-cell table:number-columns-spanned="33" table:number-rows-spanned="1"/>
          <table:covered-table-cell table:number-columns-repeated="2" table:style-name="ce72"/>
          <table:covered-table-cell table:number-columns-repeated="30"/>
          <table:table-cell/>
          <table:table-cell table:style-name="ce53"/>
          <table:table-cell table:number-columns-repeated="29"/>
        </table:table-row>
        <table:table-row table:style-name="ro4">
          <table:table-cell table:style-name="ce71" office:value-type="string" calcext:value-type="string">
            <text:p>Format 2</text:p>
            <text:p>Bicc, FBfcc, CBccc, SETHI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1" table:number-rows-spanned="5">
            <text:p>Case analysis using table 5.2 on pg 45</text:p>
          </table:table-cell>
          <table:table-cell table:style-name="ce45" office:value-type="string" calcext:value-type="string" table:number-columns-spanned="1" table:number-rows-spanned="5">
            <text:p>'a’ bit used by branch insns; pg 119</text:p>
          </table:table-cell>
          <table:table-cell table:style-name="ce45" office:value-type="string" calcext:value-type="string" table:number-columns-spanned="1" table:number-rows-spanned="5">
            <text:p>SETHI, the only non branch, uses the RD register field.</text:p>
          </table:table-cell>
          <table:table-cell table:number-columns-repeated="27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6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imm22</text:p>
          </table:table-cell>
          <table:covered-table-cell table:number-columns-repeated="21"/>
          <table:table-cell office:value-type="string" calcext:value-type="string">
            <text:p>op22</text:p>
          </table:table-cell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op22</text:p>
          </table:table-cell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office:value-type="string" calcext:value-type="string">
            <text:p>A=0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76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disp22</text:p>
          </table:table-cell>
          <table:covered-table-cell table:number-columns-repeated="21"/>
          <table:table-cell office:value-type="string" calcext:value-type="string">
            <text:p>op21</text:p>
          </table:table-cell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op21</text:p>
          </table:table-cell>
          <table:covered-table-cell table:style-name="ce53"/>
          <table:covered-table-cell table:number-columns-repeated="2"/>
          <table:table-cell table:number-columns-repeated="27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office:value-type="string" calcext:value-type="string">
            <text:p>A=1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76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disp22</text:p>
          </table:table-cell>
          <table:covered-table-cell table:number-columns-repeated="21"/>
          <table:table-cell office:value-type="string" calcext:value-type="string">
            <text:p>op24</text:p>
          </table:table-cell>
          <table:table-cell table:style-name="ce53"/>
          <table:table-cell table:number-columns-repeated="2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op24</text:p>
          </table:table-cell>
          <table:table-cell table:style-name="ce53"/>
          <table:table-cell table:number-columns-repeated="29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table:number-columns-spanned="5" table:number-rows-spanned="1"/>
          <table:covered-table-cell table:number-columns-repeated="4"/>
          <table:table-cell table:style-name="ce76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number-columns-spanned="22" table:number-rows-spanned="1"/>
          <table:covered-table-cell table:number-columns-repeated="21"/>
          <table:table-cell office:value-type="string" calcext:value-type="string">
            <text:p>op23</text:p>
          </table:table-cell>
          <table:table-cell table:style-name="ce53" office:value-type="string" calcext:value-type="string" table:number-columns-spanned="1" table:number-rows-spanned="2">
            <text:p>NOP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op23</text:p>
          </table:table-cell>
          <table:covered-table-cell table:style-name="ce53"/>
          <table:table-cell table:number-columns-repeated="29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 table:style-name="ce72"/>
          <table:table-cell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76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office:value-type="string" calcext:value-type="string" table:number-columns-spanned="22" table:number-rows-spanned="1">
            <text:p>const22</text:p>
          </table:table-cell>
          <table:covered-table-cell table:number-columns-repeated="21"/>
          <table:table-cell office:value-type="string" calcext:value-type="string">
            <text:p>op25</text:p>
          </table:table-cell>
          <table:table-cell table:style-name="ce53"/>
          <table:table-cell table:number-columns-repeated="2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op25</text:p>
          </table:table-cell>
          <table:table-cell table:style-name="ce53"/>
          <table:table-cell table:number-columns-repeated="29"/>
        </table:table-row>
        <table:table-row table:style-name="ro1">
          <table:table-cell table:number-columns-spanned="33" table:number-rows-spanned="1"/>
          <table:covered-table-cell table:number-columns-repeated="2" table:style-name="ce72"/>
          <table:covered-table-cell table:number-columns-repeated="30"/>
          <table:table-cell/>
          <table:table-cell table:style-name="ce53"/>
          <table:table-cell table:number-columns-repeated="29"/>
        </table:table-row>
        <table:table-row table:style-name="ro1">
          <table:table-cell table:style-name="ce71" office:value-type="string" calcext:value-type="string" table:number-columns-spanned="1" table:number-rows-spanned="7">
            <text:p>Format 3 Non-Memory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53"/>
          <table:table-cell table:number-columns-repeated="29"/>
        </table:table-row>
        <table:table-row table:style-name="ro1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0</text:p>
          </table:table-cell>
          <table:table-cell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1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op31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1</text:p>
          </table:table-cell>
          <table:table-cell office:value-type="string" calcext:value-type="string" table:number-columns-spanned="13" table:number-rows-spanned="1">
            <text:p>simm13</text:p>
          </table:table-cell>
          <table:covered-table-cell table:number-columns-repeated="12"/>
          <table:table-cell office:value-type="string" calcext:value-type="string">
            <text:p>op32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op32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9" table:number-rows-spanned="1">
            <text:p>opf</text:p>
          </table:table-cell>
          <table:covered-table-cell table:number-columns-repeated="8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3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op33</text:p>
          </table:table-cell>
          <table:table-cell table:style-name="ce53"/>
          <table:table-cell table:number-columns-repeated="29"/>
        </table:table-row>
        <table:table-row table:style-name="ro1">
          <table:table-cell table:style-name="ce71" office:value-type="string" calcext:value-type="string" table:number-columns-spanned="1" table:number-rows-spanned="7">
            <text:p>Format 3 Memory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0</text:p>
          </table:table-cell>
          <table:table-cell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4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op34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1</text:p>
          </table:table-cell>
          <table:table-cell office:value-type="string" calcext:value-type="string" table:number-columns-spanned="13" table:number-rows-spanned="1">
            <text:p>simm13</text:p>
          </table:table-cell>
          <table:covered-table-cell table:number-columns-repeated="12"/>
          <table:table-cell office:value-type="string" calcext:value-type="string">
            <text:p>op35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op35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9" table:number-rows-spanned="1">
            <text:p>opf</text:p>
          </table:table-cell>
          <table:covered-table-cell table:number-columns-repeated="8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6</text:p>
          </table:table-cell>
          <table:table-cell table:style-name="ce53"/>
          <table:table-cell table:number-columns-repeated="29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op36</text:p>
          </table:table-cell>
          <table:table-cell table:style-name="ce53"/>
          <table:table-cell table:number-columns-repeated="29"/>
        </table:table-row>
        <table:table-row table:style-name="ro1">
          <table:table-cell table:style-name="ce71" office:value-type="string" calcext:value-type="string" table:number-columns-spanned="1" table:number-rows-spanned="5">
            <text:p>Format 3 Trap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0</text:p>
          </table:table-cell>
          <table:table-cell office:value-type="string" calcext:value-type="string" table:number-columns-spanned="8" table:number-rows-spanned="1">
            <text:p>RESERVED</text:p>
          </table:table-cell>
          <table:covered-table-cell table:number-columns-repeated="7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R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p37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office:value-type="string" calcext:value-type="string" table:number-columns-spanned="5" table:number-rows-spanned="1">
            <text:p>RESERVED</text:p>
          </table:table-cell>
          <table:covered-table-cell office:value-type="string" calcext:value-type="string">
            <text:p>cond</text:p>
          </table:covered-table-cell>
          <table:covered-table-cell table:number-columns-repeated="3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1</text:p>
          </table:table-cell>
          <table:table-cell office:value-type="string" calcext:value-type="string" table:number-columns-spanned="6" table:number-rows-spanned="1">
            <text:p>RESERVED</text:p>
          </table:table-cell>
          <table:covered-table-cell table:number-columns-repeated="5"/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6"/>
          <table:table-cell office:value-type="string" calcext:value-type="string">
            <text:p>op38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op38</text:p>
          </table:table-cell>
          <table:table-cell/>
          <table:table-cell table:style-name="Default" table:number-columns-repeated="29"/>
        </table:table-row>
        <table:table-row table:style-name="ro1">
          <table:table-cell table:style-name="ce71" office:value-type="string" calcext:value-type="string" table:number-columns-spanned="1" table:number-rows-spanned="5">
            <text:p>Format 3 CoProc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9" table:number-rows-spanned="1">
            <text:p>opc</text:p>
          </table:table-cell>
          <table:covered-table-cell table:number-columns-repeated="8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op39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9" table:number-rows-spanned="1">
            <text:p>opc</text:p>
          </table:table-cell>
          <table:covered-table-cell table:number-columns-repeated="8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op30</text:p>
          </table:table-cell>
          <table:table-cell/>
          <table:table-cell table:style-name="Default" table:number-columns-repeated="29"/>
        </table:table-row>
        <table:table-row table:style-name="ro1">
          <table:table-cell table:style-name="ce71" office:value-type="string" calcext:value-type="string" table:number-columns-spanned="1" table:number-rows-spanned="5">
            <text:p>Format 3 STBar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0</text:p>
          </table:table-cell>
          <table:table-cell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p40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14" table:number-rows-spanned="1">
            <text:p>unused</text:p>
          </table:table-cell>
          <table:covered-table-cell table:number-columns-repeated="8"/>
          <table:covered-table-cell table:style-name="ce75"/>
          <table:covered-table-cell table:number-columns-repeated="4"/>
          <table:table-cell office:value-type="string" calcext:value-type="string">
            <text:p>op41</text:p>
          </table:table-cell>
          <table:table-cell/>
          <table:table-cell table:style-name="Default" table:number-columns-repeated="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op41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14" table:number-rows-spanned="1">
            <text:p>unused</text:p>
          </table:table-cell>
          <table:covered-table-cell table:number-columns-repeated="8"/>
          <table:covered-table-cell table:style-name="ce75"/>
          <table:covered-table-cell table:number-columns-repeated="4"/>
          <table:table-cell office:value-type="string" calcext:value-type="string">
            <text:p>op42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op42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office:value-type="string" calcext:value-type="string" table:number-columns-spanned="5" table:number-rows-spanned="1">
            <text:p>unuse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0</text:p>
          </table:table-cell>
          <table:table-cell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7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p43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string" calcext:value-type="string" table:number-columns-spanned="2" table:number-rows-spanned="1">
            <text:p>op</text:p>
          </table:table-cell>
          <table:covered-table-cell/>
          <table:table-cell table:style-name="ce7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7" office:value-type="string" calcext:value-type="string" table:number-columns-spanned="6" table:number-rows-spanned="1">
            <text:p>op3</text:p>
          </table:table-cell>
          <table:covered-table-cell table:number-columns-repeated="5"/>
          <table:table-cell table:style-name="ce7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8" office:value-type="string" calcext:value-type="string">
            <text:p>I=1</text:p>
          </table:table-cell>
          <table:table-cell office:value-type="string" calcext:value-type="string" table:number-columns-spanned="13" table:number-rows-spanned="1">
            <text:p>simm13</text:p>
          </table:table-cell>
          <table:covered-table-cell table:number-columns-repeated="12"/>
          <table:table-cell office:value-type="string" calcext:value-type="string">
            <text:p>op44</text:p>
          </table:table-cell>
          <table:table-cell/>
          <table:table-cell table:style-name="Default" table:number-columns-repeated="2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op44</text:p>
          </table:table-cell>
          <table:table-cell/>
          <table:table-cell table:style-name="Default" table:number-columns-repeated="29"/>
        </table:table-row>
        <table:table-row table:style-name="ro1">
          <table:table-cell table:number-columns-spanned="33" table:number-rows-spanned="1"/>
          <table:covered-table-cell table:number-columns-repeated="32" table:style-name="Default"/>
          <table:table-cell table:number-columns-repeated="2"/>
          <table:table-cell table:style-name="Default" table:number-columns-repeated="29"/>
        </table:table-row>
      </table:table>
      <table:table table:name="Format-Details" table:style-name="ta1">
        <table:table-column table:style-name="co2" table:number-columns-repeated="36" table:default-cell-style-name="Default"/>
        <table:table-column table:style-name="co14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]-[.E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J2]-[.K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36"/>
          <table:table-cell table:formula="of:=SUM([.AV2];[.AP2];[.AJ2];[.AD2];[.X2];[.R2];[.L2];[.F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3]-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3]-[.K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3]-[.Q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-[.W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AV3];[.AP3];[.AJ3];[.AD3];[.X3];[.R3];[.L3];[.F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4]-[.E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4]-[.K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4]-[.Q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V4]-[.W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B4]-[.AC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4];[.AP4];[.AJ4];[.AD4];[.X4];[.R4];[.L4];[.F4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5]-[.E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5]-[.K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5]-[.Q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5]-[.W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AV5];[.AP5];[.AJ5];[.AD5];[.X5];[.R5];[.L5];[.F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6]-[.E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6]-[.K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6]-[.Q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6]-[.W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24"/>
          <table:table-cell table:formula="of:=SUM([.AV6];[.AP6];[.AJ6];[.AD6];[.X6];[.R6];[.L6];[.F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7]-[.E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7]-[.K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7]-[.Q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7]-[.W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7]-[.AC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7]-[.AI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7]-[.AO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7];[.AP7];[.AJ7];[.AD7];[.X7];[.R7];[.L7];[.F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8]-[.E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8]-[.K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8]-[.Q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8]-[.W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8]-[.AC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8]-[.AI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8];[.AP8];[.AJ8];[.AD8];[.X8];[.R8];[.L8];[.F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9]-[.E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9]-[.K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9]-[.Q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9]-[.W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9]-[.AC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9]-[.AI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9];[.AP9];[.AJ9];[.AD9];[.X9];[.R9];[.L9];[.F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0]-[.E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0]-[.K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0]-[.Q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0]-[.W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0]-[.AC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0]-[.AI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0]-[.AO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0];[.AP10];[.AJ10];[.AD10];[.X10];[.R10];[.L10];[.F1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1]-[.E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1]-[.K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1]-[.Q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1]-[.W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1]-[.AC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11]-[.AI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11];[.AP11];[.AJ11];[.AD11];[.X11];[.R11];[.L11];[.F1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2]-[.E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2]-[.K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2]-[.Q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2]-[.W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2]-[.AC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2]-[.AI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2];[.AP12];[.AJ12];[.AD12];[.X12];[.R12];[.L12];[.F1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3]-[.E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3]-[.K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3]-[.Q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3]-[.W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3]-[.AC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3]-[.AI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N13]-[.AO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T13]-[.AU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AV13];[.AP13];[.AJ13];[.AD13];[.X13];[.R13];[.L13];[.F1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4]-[.E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4]-[.K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4]-[.Q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4]-[.W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4]-[.AC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4]-[.AI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N14]-[.AO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T14]-[.AU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formula="of:=SUM([.AV14];[.AP14];[.AJ14];[.AD14];[.X14];[.R14];[.L14];[.F14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5]-[.E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5]-[.K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5]-[.Q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5]-[.W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5]-[.AC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5]-[.AI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5];[.AP15];[.AJ15];[.AD15];[.X15];[.R15];[.L15];[.F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6]-[.E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6]-[.K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6]-[.Q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6]-[.W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6]-[.AC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6]-[.AI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6];[.AP16];[.AJ16];[.AD16];[.X16];[.R16];[.L16];[.F1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7]-[.E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7]-[.K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7]-[.Q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7]-[.W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7]-[.AC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7]-[.AI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7]-[.AO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7];[.AP17];[.AJ17];[.AD17];[.X17];[.R17];[.L17];[.F1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8]-[.E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8]-[.K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8]-[.Q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8]-[.W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imm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8]-[.AC18]+1" office:value-type="float" office:value="14" calcext:value-type="float">
            <text:p>14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18];[.AP18];[.AJ18];[.AD18];[.X18];[.R18];[.L18];[.F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9]-[.E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9]-[.K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9]-[.Q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9]-[.W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9]-[.AC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AV19];[.AP19];[.AJ19];[.AD19];[.X19];[.R19];[.L19];[.F1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0]-[.E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0]-[.K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0]-[.Q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0]-[.W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0]-[.AC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20]-[.AI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20]-[.AO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20];[.AP20];[.AJ20];[.AD20];[.X20];[.R20];[.L20];[.F2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1]-[.E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1]-[.K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1]-[.Q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1]-[.W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1]-[.AC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21]-[.AI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21];[.AP21];[.AJ21];[.AD21];[.X21];[.R21];[.L21];[.F2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2]-[.E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2]-[.K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2]-[.Q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2]-[.W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2]-[.AC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2]-[.AI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2];[.AP22];[.AJ22];[.AD22];[.X22];[.R22];[.L22];[.F2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3]-[.E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3]-[.K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3]-[.Q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3]-[.W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3]-[.AC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3]-[.AI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3];[.AP23];[.AJ23];[.AD23];[.X23];[.R23];[.L23];[.F23])" office:value-type="float" office:value="32" calcext:value-type="float">
            <text:p>32</text:p>
          </table:table-cell>
        </table:table-row>
      </table:table>
      <table:table table:name="cond table" table:style-name="ta1">
        <table:table-column table:style-name="co1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1" table:default-cell-style-name="ce80"/>
        <table:table-row table:style-name="ro1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  <table:database-ranges>
        <table:database-range table:name="__Anonymous_Sheet_DB__0" table:target-range-address="Formats.A1:Formats.BH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5:29:54.164060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1T15:31:12.800749798</dc:date>
    <meta:editing-duration>P3DT10H15M3S</meta:editing-duration>
    <meta:editing-cycles>332</meta:editing-cycles>
    <meta:generator>LibreOffice/6.4.6.2$Linux_X86_64 LibreOffice_project/40$Build-2</meta:generator>
    <meta:document-statistic meta:table-count="6" meta:cell-count="9816" meta:object-count="0"/>
  </office:meta>
</office:document-meta>
</file>